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icle</text:p>
          </table:table-cell>
          <table:table-cell office:value-type="string" calcext:value-type="string">
            <text:p>X_L0</text:p>
          </table:table-cell>
          <table:table-cell office:value-type="string" calcext:value-type="string">
            <text:p>X_L1</text:p>
          </table:table-cell>
          <table:table-cell office:value-type="string" calcext:value-type="string">
            <text:p>X_L2</text:p>
          </table:table-cell>
          <table:table-cell office:value-type="string" calcext:value-type="string">
            <text:p>X_U0</text:p>
          </table:table-cell>
          <table:table-cell office:value-type="string" calcext:value-type="string">
            <text:p>X_U1</text:p>
          </table:table-cell>
          <table:table-cell office:value-type="string" calcext:value-type="string">
            <text:p>X_U2</text:p>
          </table:table-cell>
          <table:table-cell office:value-type="string" calcext:value-type="string">
            <text:p>RANDOM0</text:p>
          </table:table-cell>
          <table:table-cell office:value-type="string" calcext:value-type="string">
            <text:p>RANDOM1</text:p>
          </table:table-cell>
          <table:table-cell office:value-type="string" calcext:value-type="string">
            <text:p>RANDOM2</text:p>
          </table:table-cell>
          <table:table-cell office:value-type="string" calcext:value-type="string">
            <text:p>X_NEW0</text:p>
          </table:table-cell>
          <table:table-cell office:value-type="string" calcext:value-type="string">
            <text:p>X_NEW1</text:p>
          </table:table-cell>
          <table:table-cell office:value-type="string" calcext:value-type="string">
            <text:p>X_NEW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771320643266746" calcext:value-type="float">
            <text:p>0,771320643266746</text:p>
          </table:table-cell>
          <table:table-cell office:value-type="float" office:value="0.0207519493594015" calcext:value-type="float">
            <text:p>0,0207519493594015</text:p>
          </table:table-cell>
          <table:table-cell office:value-type="float" office:value="0.633648234926275" calcext:value-type="float">
            <text:p>0,633648234926275</text:p>
          </table:table-cell>
          <table:table-cell table:formula="of:=[.B2]+([.E2]-[.B2])*[.H2]" office:value-type="float" office:value="2.54264128653349" calcext:value-type="float">
            <text:p>2,54264128653349</text:p>
          </table:table-cell>
          <table:table-cell table:formula="of:=[.C2]+([.F2]-[.C2])*[.I2]" office:value-type="float" office:value="1.0415038987188" calcext:value-type="float">
            <text:p>1,0415038987188</text:p>
          </table:table-cell>
          <table:table-cell table:formula="of:=[.D2]+([.G2]-[.D2])*[.J2]" office:value-type="float" office:value="2.26729646985255" calcext:value-type="float">
            <text:p>2,26729646985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" table:formula="of:=[.K2]-[.K6]" office:value-type="float" office:value="0" calcext:value-type="float">
            <text:p>0,000000000000000000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f:=2.54264128653349" office:value-type="float" office:value="2.54264128653349" calcext:value-type="float">
            <text:p>2,542641286533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53:06.710185395</meta:creation-date>
    <meta:generator>LibreOffice/7.3.7.2$Linux_X86_64 LibreOffice_project/30$Build-2</meta:generator>
    <dc:date>2023-11-14T10:09:56.760213230</dc:date>
    <meta:editing-duration>PT6M27S</meta:editing-duration>
    <meta:editing-cycles>1</meta:editing-cycles>
    <meta:document-statistic meta:table-count="1" meta:cell-count="34" meta:object-count="0"/>
  </office:meta>
</office:document-meta>
</file>